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cbb53" officeooo:paragraph-rsid="002cbb53"/>
    </style:style>
    <style:style style:name="P2" style:family="paragraph" style:parent-style-name="Standard">
      <style:text-properties officeooo:rsid="002e32af" officeooo:paragraph-rsid="002e32af"/>
    </style:style>
    <style:style style:name="P3" style:family="paragraph" style:parent-style-name="Standard">
      <style:text-properties officeooo:rsid="002ff54c" officeooo:paragraph-rsid="002ff54c"/>
    </style:style>
    <style:style style:name="T1" style:family="text">
      <style:text-properties officeooo:rsid="002ff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nting</text:p>
      <text:p text:style-name="P1"/>
      <text:p text:style-name="P2">Welcome back, in this video we will be talking about counting, which is a common operation when dealing with large collections of data. </text:p>
      <text:p text:style-name="P2"/>
      <text:p text:style-name="P2">Sometimes, if you have a range of data that has duplicates, you might need to know how many duplicates of a certain value there are. The STL offers some different counting algorithms that can help you figure that out. </text:p>
      <text:p text:style-name="P2"/>
      <text:p text:style-name="P2">Here are the signatures for count and count_if. Notice that count_if takes in a unary predicate while count just takes in a single value. </text:p>
      <text:p text:style-name="P2"/>
      <text:p text:style-name="P2">std::count will return a count of all values in the range [first, last) that match the search parameter. std::count_if will use a unary predicate to determine of something is matching. The predicate should have the signature <text:s/>bool (const T&amp;) or bool (T) . Just keep in mind that the predicate cannot modify the element it is comparing against. <text:span text:style-name="T1">Lets take a look at some code</text:span></text:p>
      <text:p text:style-name="P2"/>
      <text:p text:style-name="P3">&lt;counting.cpp&gt;</text:p>
      <text:p text:style-name="P3"/>
      <text:p text:style-name="P3">In the next video we will be looking at replacing and transforming. Thank you for watch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23:55.652530357</meta:creation-date>
    <dc:date>2019-03-05T20:50:15.295118904</dc:date>
    <meta:editing-duration>P2DT13H18M4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69" meta:character-count="978" meta:non-whitespace-character-count="812"/>
  </office:meta>
</office:document-meta>
</file>